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41607FC668B009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a6d55" officeooo:paragraph-rsid="000a6d55"/>
    </style:style>
    <style:style style:name="P9" style:family="paragraph" style:parent-style-name="Table_20_Contents">
      <style:text-properties officeooo:rsid="000c57d6" officeooo:paragraph-rsid="000c57d6"/>
    </style:style>
    <style:style style:name="P10" style:family="paragraph" style:parent-style-name="Table_20_Contents">
      <style:text-properties officeooo:rsid="000d6dd1" officeooo:paragraph-rsid="000d6dd1"/>
    </style:style>
    <style:style style:name="P11" style:family="paragraph" style:parent-style-name="Table_20_Contents">
      <style:text-properties officeooo:paragraph-rsid="000d6dd1"/>
    </style:style>
    <style:style style:name="P12" style:family="paragraph" style:parent-style-name="Table_20_Contents">
      <style:text-properties officeooo:rsid="000f0321" officeooo:paragraph-rsid="000f0321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6d55"/>
    </style:style>
    <style:style style:name="T4" style:family="text">
      <style:text-properties officeooo:rsid="000d6dd1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41607FC668B00907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Adrián Jesús Peña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<text:span text:style-name="T3">10</text:span>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mkfs.ext3 –L ‘LABEL_ext3’ /dev/loop0</text:p>
            <text:p text:style-name="P8">mkfs.ext4 –L ‘LABEL_ext4’ /dev/loop1</text:p>
            <text:p text:style-name="P8">Con esto conseguimos hacer lo que nos propone el ejercicio.</text:p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- Con el modificador –C y señalando un número de veces más grande de lo que el sistema de archivos es montado.</text:p>
            <text:p text:style-name="P9"><text:soft-page-break/>tune2fs /dev/loop0 –r [número] –u username</text:p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- Los archivos de configuración del “yum” se encuentran en el directorio</text:p>
            <text:p text:style-name="P9">/etc/yum/yum.conf .</text:p>
            <text:p text:style-name="P9">- Yum es muy potente, y por tanto tiene muchísimas órdenes disponibles. Algunas de ellas</text:p>
            <text:p text:style-name="P9">son las siguientes:</text:p>
            <text:p text:style-name="P9"/>
            <text:p text:style-name="P10"># yum install “paquete”→ Instala la última versión del paquete indicado. Pide por</text:p>
            <text:p text:style-name="P10">confirmación.</text:p>
            <text:p text:style-name="P10"># yum -y install “paquete” → Instala la última versión del paquete sin pedir</text:p>
            <text:p text:style-name="P10">confirmación por la orden -y.</text:p>
            <text:p text:style-name="P10"># yum -y install “paquete1 paquete2”→ Instala los paquetes señalados. La opción</text:p>
            <text:p text:style-name="P10">-y es para que confirme automáticaamente.</text:p>
            <text:p text:style-name="P10"># yum -y update → Actualiza todos los paquetes del sistema.</text:p>
            <text:p text:style-name="P10"># yum check-update → Muestra una lista de paquetes que necesitan ser actualizados</text:p>
            <text:p text:style-name="P10">sin instarlos.</text:p>
            <text:p text:style-name="P10"># yum info paquete → Descripción completa del paquete indicado.</text:p>
            <text:p text:style-name="P10"># yum list→ Lista todos los paquetes disponibles para instalación, actualización o</text:p>
            <text:p text:style-name="P11"><text:span text:style-name="T4">actualizados.</text:span></text:p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0">rpm -qi &lt;nombre-paquete-instalado&gt;</text:p>
            <text:p text:style-name="P10">rpm -qli &lt;nombre-paquete-instalado&gt;</text:p>
            <text:p text:style-name="P10">rpm -q -c -i &lt;nombre-paquete-instalado&gt; // o "-c"?</text:p>
            <text:p text:style-name="P10">rpm -q --whatrequires &lt;nombre-paquete-instalado&gt;</text:p>
            <text:p text:style-name="P10">rpm -ivh &lt;/fenix/depar/lsi/so/paquetes/"nombre del paquete"&gt;</text:p>
            <text:p text:style-name="P11"><text:span text:style-name="T4">rpm -e --nodeps -v &lt;nombre del paquete&gt;</text:span></text:p>
          </table:table-cell>
        </table:table-row>
      </table:table>
      <text:p text:style-name="Standard"/>
      <text:p text:style-name="Standard">Mi solución a la <text:span text:style-name="T2">actividad 2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">edquota -u user1<text:soft-page-break/></text:p>
            <text:p text:style-name="P10">edquota -u user2</text:p>
            <text:p text:style-name="P12">Ahí modificamos los inodos de los usuarios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8</meta:editing-cycles>
    <meta:creation-date>2011-10-05T09:46:35.67</meta:creation-date>
    <meta:editing-duration>PT21H34M22S</meta:editing-duration>
    <meta:generator>LibreOffice/5.2.2.2$Linux_X86_64 LibreOffice_project/20m0$Build-2</meta:generator>
    <dc:date>2017-01-07T20:12:26.257138216</dc:date>
    <meta:print-date>2011-10-06T10:39:21.37</meta:print-date>
    <meta:document-statistic meta:table-count="11" meta:image-count="1" meta:object-count="0" meta:page-count="4" meta:paragraph-count="48" meta:word-count="381" meta:character-count="2416" meta:non-whitespace-character-count="2075"/>
    <meta:user-defined meta:name="Información 1"/>
    <meta:user-defined meta:name="Información 2"/>
    <meta:user-defined meta:name="Información 3"/>
    <meta:user-defined meta:name="Información 4"/>
  </office:meta>
</office:document-meta>
</file>